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eX Gyre Bonum" svg:font-family="'TeX Gyre Bonum'"/>
    <style:font-face style:name="TeX Gyre Bonum1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1" fo:font-size="10pt" style:font-size-asian="10pt" style:font-size-complex="10pt"/>
    </style:style>
    <style:style style:name="P2" style:family="paragraph" style:parent-style-name="Standard">
      <style:text-properties style:font-name="TeX Gyre Bonum1" fo:font-size="10pt" officeooo:paragraph-rsid="00149737" style:font-size-asian="10pt" style:font-size-complex="10pt"/>
    </style:style>
    <style:style style:name="P3" style:family="paragraph" style:parent-style-name="Standard">
      <style:text-properties style:font-name="TeX Gyre Bonum1" fo:font-size="10pt" officeooo:paragraph-rsid="0014d941" style:font-size-asian="10pt" style:font-size-complex="10pt"/>
    </style:style>
    <style:style style:name="P4" style:family="paragraph" style:parent-style-name="Standard">
      <style:text-properties style:font-name="TeX Gyre Bonum1" fo:font-size="10pt" officeooo:paragraph-rsid="00164711" style:font-size-asian="10pt" style:font-size-complex="10pt"/>
    </style:style>
    <style:style style:name="P5" style:family="paragraph" style:parent-style-name="Standard">
      <style:text-properties style:font-name="TeX Gyre Bonum1" fo:font-size="10pt" officeooo:paragraph-rsid="00183b7d" style:font-size-asian="10pt" style:font-size-complex="10pt"/>
    </style:style>
    <style:style style:name="P6" style:family="paragraph" style:parent-style-name="Standard">
      <style:text-properties style:font-name="TeX Gyre Bonum1" fo:font-size="10pt" officeooo:rsid="00183b7d" officeooo:paragraph-rsid="00183b7d" style:font-size-asian="10pt" style:font-size-complex="10pt"/>
    </style:style>
    <style:style style:name="P7" style:family="paragraph" style:parent-style-name="Standard">
      <style:text-properties style:font-name="TeX Gyre Bonum1"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TeX Gyre Bonum1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9737"/>
    </style:style>
    <style:style style:name="T3" style:family="text">
      <style:text-properties officeooo:rsid="0014d941"/>
    </style:style>
    <style:style style:name="T4" style:family="text">
      <style:text-properties officeooo:rsid="00164711"/>
    </style:style>
    <style:style style:name="T5" style:family="text">
      <style:text-properties officeooo:rsid="00183b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Cover Letter 2.0</text:p>
      <text:p text:style-name="P1"/>
      <text:p text:style-name="P2">A lot has changed since I wrote this cover letter last year. Last year, I thought </text:p>
      <text:p text:style-name="P2">that Mountain View was a city from some dystopian future, swarmed by drones </text:p>
      <text:p text:style-name="P2">and self-driving cars. Now, after last year’s on-site interview for the Google</text:p>
      <text:p text:style-name="P2">AI Residency, I know that Mountain View is actually a peaceful little town </text:p>
      <text:p text:style-name="P2">with good biryani.</text:p>
      <text:p text:style-name="P1"/>
      <text:p text:style-name="P1">Last year, I wasn’t very keen on moving to California — Brain Montréal was</text:p>
      <text:p text:style-name="P1">my top preference for the Residency. This year, I’m writing this cover letter from</text:p>
      <text:p text:style-name="P1">my apartment in San Francisco, where I’m an NSF intern at Mozilla’s Machine</text:p>
      <text:p text:style-name="P1">Learning Research group, working on the DeepSpeech team.</text:p>
      <text:p text:style-name="P1"/>
      <text:p text:style-name="P2">Last year, I felt my research wasn’t good enough for the top machine learning </text:p>
      <text:p text:style-name="P2">conferences. Since then, I presented at Google’s 2018 Workshop on Machine</text:p>
      <text:p text:style-name="P1">Learning in Speech and Language Processing, I sent a first-authored paper to</text:p>
      <text:p text:style-name="P1">NAACL-HLT, and just a few days ago I sent another first-authored paper to</text:p>
      <text:p text:style-name="P1">ICML. More importantly, I am proud of all of these papers.</text:p>
      <text:p text:style-name="P1"/>
      <text:p text:style-name="P1">But enough about last year — I’ve got to tell you about all the cool research</text:p>
      <text:p text:style-name="P2">I’<text:span text:style-name="T2">ve been</text:span> working on! In the following you’ll get an overview of who I am and </text:p>
      <text:p text:style-name="P2">what I do, how Google AI can help me achieve my goals, and how I can be </text:p>
      <text:p text:style-name="P2">a positive addition to the Google AI team.</text:p>
      <text:p text:style-name="P1"/>
      <text:p text:style-name="P8">My Research &amp; Why It’s Important</text:p>
      <text:p text:style-name="P1"/>
      <text:p text:style-name="P7">Everyone should have access to speech technology in their native language.</text:p>
      <text:p text:style-name="P1"/>
      <text:p text:style-name="P1">This is the conviction that drives my research. Research is important insofar</text:p>
      <text:p text:style-name="P1">as it has an impact in people’s lives, and this is the impact I want to have.</text:p>
      <text:p text:style-name="P1"/>
      <text:p text:style-name="P3">When I started my PhD, my heart was set on theoretical linguistics and </text:p>
      <text:p text:style-name="P3">cognitive science, but after a year of fieldwork researching phonetics in Kyrgyzstan,</text:p>
      <text:p text:style-name="P3">I <text:span text:style-name="T3">changed</text:span> my focus to Automatic Speech Recognition. When Kyrgyz-speakers</text:p>
      <text:p text:style-name="P3"><text:span text:style-name="T3">asked</text:span> me what my research was about, I’d say “I’m studying how vowels work </text:p>
      <text:p text:style-name="P3">in the Kyrgyz language.” However, when they asked me why my research</text:p>
      <text:p text:style-name="P1">was important to <text:span text:style-name="T1">them</text:span>, I never had a good answer. In the end, I never came up</text:p>
      <text:p text:style-name="P1">with a good answer, so I changed my research.</text:p>
      <text:p text:style-name="P1"/>
      <text:p text:style-name="P1">I knew that I could make a difference with speech technology. After teaching</text:p>
      <text:p text:style-name="P1">myself speech recognition from the ground up, I made the first speech recognizer</text:p>
      <text:p text:style-name="P1">for the Kyrgyz language, and later, the first Kyrgyz speech synthesizer. Now,</text:p>
      <text:p text:style-name="P1">Kyrgyz text-to-speech (via eSpeak-NG) is freely available for use in Mac, Android,</text:p>
      <text:p text:style-name="P1">Windows, and Linux! However, there is still a lot of work to be done on speech</text:p>
      <text:p text:style-name="P1">technology for Kyrgyz (and the rest of the world’s 7,000 languages!). Three years</text:p>
      <text:p text:style-name="P1">after adding Kyrgyz to Google Translate, Google still has no Kyrgyz text-to-speech</text:p>
      <text:p text:style-name="P1">— I want to change this.</text:p>
      <text:p text:style-name="P1"/>
      <text:p text:style-name="P4"><text:soft-page-break/>Currently, I work on Transfer Learning for end-to-end speech recognition because</text:p>
      <text:p text:style-name="P4">it is the fastest path to speech-to-text for every language in the world. End-to-end </text:p>
      <text:p text:style-name="P4">speech recognition is the most scalable approach to speech-to-text because</text:p>
      <text:p text:style-name="P1">it doesn’t require hand-crafted linguistic resources for each language. However,</text:p>
      <text:p text:style-name="P4">end-to-end methods are extremely data-hungry. <text:span text:style-name="T4">T</text:span>o train an end-to-end speech recognizer, </text:p>
      <text:p text:style-name="P4">you ideally need over 10,000 hours of transcribed speech. Even for massive companies </text:p>
      <text:p text:style-name="P4">like Google, it’s impossible to get that much data for every language in the world. </text:p>
      <text:p text:style-name="P4">This is where my research on Transfer Learning comes in.</text:p>
      <text:p text:style-name="P1"/>
      <text:p text:style-name="P1">The goal of Transfer Learning is to extract knowledge from one dataset which</text:p>
      <text:p text:style-name="P4">can help train a model for another dataset. The first dataset is called the “source”</text:p>
      <text:p text:style-name="P4">and the second dataset is the “target”. For example, the “source” <text:span text:style-name="T4">dataset</text:span> might be </text:p>
      <text:p text:style-name="P4"><text:span text:style-name="T4">a collection of recorded </text:span>English <text:span text:style-name="T4">speech</text:span>, and “target” <text:span text:style-name="T4">dataset </text:span>might be Kyrgyz <text:span text:style-name="T4">speech</text:span>.</text:p>
      <text:p text:style-name="P1"/>
      <text:p text:style-name="P4">If the “source” <text:span text:style-name="T4">dataset</text:span> contains knowledge which is useful <text:span text:style-name="T4">in performing tasks on</text:span></text:p>
      <text:p text:style-name="P4">the “target” <text:span text:style-name="T4">dataset</text:span>, then we can leverage that knowledge to <text:span text:style-name="T4">target</text:span> models. For example, </text:p>
      <text:p text:style-name="P4">any speech-to-text model should know that a honking car is not human language. </text:p>
      <text:p text:style-name="P4">This separation of background noise from human speech is language-independent, </text:p>
      <text:p text:style-name="P4">and we should be able to transfer this knowledge from <text:span text:style-name="T4">a </text:span>large English dataset </text:p>
      <text:p text:style-name="P4">to a model trained on a small Kyrgyz dataset.</text:p>
      <text:p text:style-name="P1"/>
      <text:p text:style-name="P5">My dissertation focuses on Multi-Task Learning, which is a kind of Transfer Learning </text:p>
      <text:p text:style-name="P5">that teaches one model to perform multiple tasks in parallel, exploiting knowledge</text:p>
      <text:p text:style-name="P5"><text:span text:style-name="T5">f</text:span>rom each task. <text:span text:style-name="T5">O</text:span>ne chapter of my dissertation uses speech-to-text in conjunction with </text:p>
      <text:p text:style-name="P5">speech-to-“linguistic <text:span text:style-name="T5">categories</text:span>” to teach models the underlying features of language </text:p>
      <text:p text:style-name="P5">which are useful in both tasks. <text:span text:style-name="T5">Other chapters of my dissertation investigate ways</text:span></text:p>
      <text:p text:style-name="P6">to discover useful tasks without human input.</text:p>
      <text:p text:style-name="P1"/>
      <text:p text:style-name="P1">Currently, with the DeepSpeech team at Mozilla, I’m working on another kind</text:p>
      <text:p text:style-name="P1">of Transfer Learning — model-based transfer. In my most recent work (ICML</text:p>
      <text:p text:style-name="P1">2019 submission), my co-authors and I investigate which layers of a pre-trained</text:p>
      <text:p text:style-name="P1">English model transfer best to a new language — with results from 12 different</text:p>
      <text:p text:style-name="P5">languages! We also use experiments to interpret what the model learned at <text:span text:style-name="T5">each</text:span> layer. </text:p>
      <text:p text:style-name="P5">There’s a lot of exciting work to be done in Transfer Learning in end-to-end </text:p>
      <text:p text:style-name="P5">speech recognition, and I want to be on the team doing it!</text:p>
      <text:p text:style-name="P1"/>
      <text:p text:style-name="P8">Challenges of Open-Ended Research</text:p>
      <text:p text:style-name="P1"/>
      <text:p text:style-name="P1">I’ve been doing open-ended research since I was an undergrad research assistant.</text:p>
      <text:p text:style-name="P1">When my professor asked me if I wanted to create my own research project, I</text:p>
      <text:p text:style-name="P5">took her <text:span text:style-name="T5">up on her </text:span>offer and never looked back. Since then, the biggest challenge </text:p>
      <text:p text:style-name="P5">has been knowing when to ask for help. I’ve never had a problem coming up with </text:p>
      <text:p text:style-name="P5">new research ideas, but for a long time I tried to do everything on my own. Today, </text:p>
      <text:p text:style-name="P5">I know that without the help of others, I cannot accomplish my research goals.</text:p>
      <text:p text:style-name="P1"/>
      <text:p text:style-name="P5"><text:span text:style-name="T5">Currently, a</text:span>t the Mozilla Machine Learning Research group, I have the freedom </text:p>
      <text:p text:style-name="P5">to choose what research I work on. I also know that doing good research alone </text:p>
      <text:p text:style-name="P5">is impossible. I’ve learned how to communicate with my team effectively, </text:p>
      <text:p text:style-name="P5">and how to split up the work such that each person is working on what they do best.</text:p>
      <text:p text:style-name="P5">For <text:span text:style-name="T5">our</text:span> last two papers, I came up with the main research question, a colleague</text:p>
      <text:p text:style-name="P5"><text:soft-page-break/>(a TensorFlow guru) coded up the approach, and I ran the experiments. Later, </text:p>
      <text:p text:style-name="P5">all colleagues helped interpret the results. In short, I’ve learned that in this field </text:p>
      <text:p text:style-name="P5">you can’t do research alone — being a part of a productive and supportive lab is crucial, </text:p>
      <text:p text:style-name="P5">and I know this is exactly what Google AI &amp; Google Brain have to offer.</text:p>
      <text:p text:style-name="P1"/>
      <text:p text:style-name="P8">Achieving my Goals &amp; the AI Residency</text:p>
      <text:p text:style-name="P1"/>
      <text:p text:style-name="P5">Quite simply, working with and learning from the world’s leaders in machine learning </text:p>
      <text:p text:style-name="P5">at Google AI will help me advance my goals because you know how to implement research </text:p>
      <text:p text:style-name="P5">that can truly scale. I want to create speech-to-text and text-to-speech for every language </text:p>
      <text:p text:style-name="P5">in the world. Google has the data, compute power, and supportive research environment </text:p>
      <text:p text:style-name="P5">I need to make a real difference. I constantly have new research ideas, and the researchers </text:p>
      <text:p text:style-name="P5">at Google will help me identify and implement the best ideas effectively.</text:p>
      <text:p text:style-name="P1"/>
      <text:p text:style-name="P5">Lastly, I know I can be a positive, creative addition to the team because anywhere I go, </text:p>
      <text:p text:style-name="P5">I bring my drive, positivity, and urge to collaborate with me!</text:p>
      <text:p text:style-name="P5"/>
      <text:p text:style-name="P7">Thank you for your time and consideration.</text:p>
      <text:p text:style-name="P1"/>
      <text:p text:style-name="P8">Checking off boxes</text:p>
      <text:p text:style-name="P1"/>
      <text:p text:style-name="P1">1. Research Blog: jrmeyer.github.io</text:p>
      <text:p text:style-name="P1">2. GitHub: JRMeyer</text:p>
      <text:p text:style-name="P1">3. TensorFlow skills: The Flow of TensorFlow &amp; The Joy of the TensorFlow</text:p>
      <text:p text:style-name="P1">Dataset &amp; Estimator APIs</text:p>
      <text:p text:style-name="P1">4. Math skills: MLE for Gaussians tutorial</text:p>
      <text:p text:style-name="P1">5. Speech Synthesis tutorial: Getting started with Merlin</text:p>
      <text:p text:style-name="P1">6. Multi-Task PhD Research: Multi-Task Kaldi</text:p>
      <text:p text:style-name="P1">7. Graduate Coursework: Applied NLP // Statistical NLP // Intro to Machine</text:p>
      <text:p text:style-name="P1">Learning // Speech Language Technology // Regression Analysis (A + 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eX Gyre Bonum" svg:font-family="'TeX Gyre Bonum'"/>
    <style:font-face style:name="TeX Gyre Bonum1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1:45:28.140169216</meta:creation-date>
    <dc:date>2019-01-27T22:21:06.752747182</dc:date>
    <meta:editing-duration>PT31M3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105" meta:word-count="1251" meta:character-count="7419" meta:non-whitespace-character-count="6230"/>
  </office:meta>
</office:document-meta>
</file>